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905cm" fo:margin-left="0.009cm" fo:margin-top="0cm" fo:margin-bottom="0cm" table:align="left" style:writing-mode="lr-tb"/>
    </style:style>
    <style:style style:name="Table1.A" style:family="table-column">
      <style:table-column-properties style:column-width="2.999cm"/>
    </style:style>
    <style:style style:name="Table1.B" style:family="table-column">
      <style:table-column-properties style:column-width="8.244cm"/>
    </style:style>
    <style:style style:name="Table1.C" style:family="table-column">
      <style:table-column-properties style:column-width="4.662cm"/>
    </style:style>
    <style:style style:name="Table1.1" style:family="table-row">
      <style:table-row-properties fo:keep-together="auto"/>
    </style:style>
    <style:style style:name="Table1.A1" style:family="table-cell">
      <style:table-cell-properties fo:background-color="#4bacc6" fo:padding-left="0.191cm" fo:padding-right="0.191cm" fo:padding-top="0cm" fo:padding-bottom="0cm" fo:border="0.5pt solid #4bacc6" style:writing-mode="lr-tb">
        <style:background-image/>
      </style:table-cell-properties>
    </style:style>
    <style:style style:name="Table1.A2" style:family="table-cell">
      <style:table-cell-properties fo:background-color="#daeef3" fo:padding-left="0.191cm" fo:padding-right="0.191cm" fo:padding-top="0cm" fo:padding-bottom="0cm" fo:border="0.5pt solid #92cddc" style:writing-mode="lr-tb">
        <style:background-image/>
      </style:table-cell-properties>
    </style:style>
    <style:style style:name="Table1.A3" style:family="table-cell">
      <style:table-cell-properties fo:padding-left="0.191cm" fo:padding-right="0.191cm" fo:padding-top="0cm" fo:padding-bottom="0cm" fo:border="0.5pt solid #92cddc" style:writing-mode="lr-tb"/>
    </style:style>
    <style:style style:name="Table1.B3" style:family="table-cell">
      <style:table-cell-properties fo:padding-left="0.191cm" fo:padding-right="0.191cm" fo:padding-top="0cm" fo:padding-bottom="0cm" fo:border="0.5pt solid #92cddc" style:writing-mode="lr-tb"/>
    </style:style>
    <style:style style:name="Table1.C3" style:family="table-cell">
      <style:table-cell-properties fo:padding-left="0.191cm" fo:padding-right="0.191cm" fo:padding-top="0cm" fo:padding-bottom="0cm" fo:border="0.5pt solid #92cddc" style:writing-mode="lr-tb"/>
    </style:style>
    <style:style style:name="Table1.A5" style:family="table-cell">
      <style:table-cell-properties fo:padding-left="0.191cm" fo:padding-right="0.191cm" fo:padding-top="0cm" fo:padding-bottom="0cm" fo:border="0.5pt solid #92cddc" style:writing-mode="lr-tb"/>
    </style:style>
    <style:style style:name="Table1.B5" style:family="table-cell">
      <style:table-cell-properties fo:padding-left="0.191cm" fo:padding-right="0.191cm" fo:padding-top="0cm" fo:padding-bottom="0cm" fo:border="0.5pt solid #92cddc" style:writing-mode="lr-tb"/>
    </style:style>
    <style:style style:name="Table1.C5" style:family="table-cell">
      <style:table-cell-properties fo:padding-left="0.191cm" fo:padding-right="0.191cm" fo:padding-top="0cm" fo:padding-bottom="0cm" fo:border="0.5pt solid #92cddc" style:writing-mode="lr-tb"/>
    </style:style>
    <style:style style:name="Table2" style:family="table">
      <style:table-properties style:width="15.905cm" fo:margin-left="0.009cm" fo:margin-top="0cm" fo:margin-bottom="0cm" table:align="left" style:writing-mode="lr-tb"/>
    </style:style>
    <style:style style:name="Table2.A" style:family="table-column">
      <style:table-column-properties style:column-width="2.999cm"/>
    </style:style>
    <style:style style:name="Table2.B" style:family="table-column">
      <style:table-column-properties style:column-width="7.992cm"/>
    </style:style>
    <style:style style:name="Table2.C" style:family="table-column">
      <style:table-column-properties style:column-width="4.914cm"/>
    </style:style>
    <style:style style:name="Table2.1" style:family="table-row">
      <style:table-row-properties fo:keep-together="auto"/>
    </style:style>
    <style:style style:name="Table2.A1" style:family="table-cell">
      <style:table-cell-properties fo:background-color="#4bacc6" fo:padding-left="0.191cm" fo:padding-right="0.191cm" fo:padding-top="0cm" fo:padding-bottom="0cm" fo:border="0.5pt solid #4bacc6" style:writing-mode="lr-tb">
        <style:background-image/>
      </style:table-cell-properties>
    </style:style>
    <style:style style:name="Table2.A2" style:family="table-cell">
      <style:table-cell-properties fo:background-color="#daeef3" fo:padding-left="0.191cm" fo:padding-right="0.191cm" fo:padding-top="0cm" fo:padding-bottom="0cm" fo:border="0.5pt solid #92cddc" style:writing-mode="lr-tb">
        <style:background-image/>
      </style:table-cell-properties>
    </style:style>
    <style:style style:name="Table2.A3" style:family="table-cell">
      <style:table-cell-properties fo:padding-left="0.191cm" fo:padding-right="0.191cm" fo:padding-top="0cm" fo:padding-bottom="0cm" fo:border="0.5pt solid #92cddc" style:writing-mode="lr-tb"/>
    </style:style>
    <style:style style:name="Table2.B3" style:family="table-cell">
      <style:table-cell-properties fo:padding-left="0.191cm" fo:padding-right="0.191cm" fo:padding-top="0cm" fo:padding-bottom="0cm" fo:border="0.5pt solid #92cddc" style:writing-mode="lr-tb"/>
    </style:style>
    <style:style style:name="Table2.C3" style:family="table-cell">
      <style:table-cell-properties fo:padding-left="0.191cm" fo:padding-right="0.191cm" fo:padding-top="0cm" fo:padding-bottom="0cm" fo:border="0.5pt solid #92cddc" style:writing-mode="lr-tb"/>
    </style:style>
    <style:style style:name="Table2.A5" style:family="table-cell">
      <style:table-cell-properties fo:padding-left="0.191cm" fo:padding-right="0.191cm" fo:padding-top="0cm" fo:padding-bottom="0cm" fo:border="0.5pt solid #92cddc" style:writing-mode="lr-tb"/>
    </style:style>
    <style:style style:name="Table2.B5" style:family="table-cell">
      <style:table-cell-properties fo:padding-left="0.191cm" fo:padding-right="0.191cm" fo:padding-top="0cm" fo:padding-bottom="0cm" fo:border="0.5pt solid #92cddc" style:writing-mode="lr-tb"/>
    </style:style>
    <style:style style:name="Table2.C5" style:family="table-cell">
      <style:table-cell-properties fo:padding-left="0.191cm" fo:padding-right="0.191cm" fo:padding-top="0cm" fo:padding-bottom="0cm" fo:border="0.5pt solid #92cddc" style:writing-mode="lr-tb"/>
    </style:style>
    <style:style style:name="Table3" style:family="table">
      <style:table-properties style:width="15.905cm" fo:margin-left="0.009cm" fo:margin-top="0cm" fo:margin-bottom="0cm" table:align="left" style:writing-mode="lr-tb"/>
    </style:style>
    <style:style style:name="Table3.A" style:family="table-column">
      <style:table-column-properties style:column-width="2.999cm"/>
    </style:style>
    <style:style style:name="Table3.B" style:family="table-column">
      <style:table-column-properties style:column-width="7.992cm"/>
    </style:style>
    <style:style style:name="Table3.C" style:family="table-column">
      <style:table-column-properties style:column-width="4.914cm"/>
    </style:style>
    <style:style style:name="Table3.1" style:family="table-row">
      <style:table-row-properties fo:keep-together="auto"/>
    </style:style>
    <style:style style:name="Table3.A1" style:family="table-cell">
      <style:table-cell-properties fo:background-color="#4bacc6" fo:padding-left="0.191cm" fo:padding-right="0.191cm" fo:padding-top="0cm" fo:padding-bottom="0cm" fo:border="0.5pt solid #4bacc6" style:writing-mode="lr-tb">
        <style:background-image/>
      </style:table-cell-properties>
    </style:style>
    <style:style style:name="Table3.A2" style:family="table-cell">
      <style:table-cell-properties fo:background-color="#daeef3" fo:padding-left="0.191cm" fo:padding-right="0.191cm" fo:padding-top="0cm" fo:padding-bottom="0cm" fo:border="0.5pt solid #92cddc" style:writing-mode="lr-tb">
        <style:background-image/>
      </style:table-cell-properties>
    </style:style>
    <style:style style:name="Table3.A3" style:family="table-cell">
      <style:table-cell-properties fo:padding-left="0.191cm" fo:padding-right="0.191cm" fo:padding-top="0cm" fo:padding-bottom="0cm" fo:border="0.5pt solid #92cddc" style:writing-mode="lr-tb"/>
    </style:style>
    <style:style style:name="Table3.B3" style:family="table-cell">
      <style:table-cell-properties fo:padding-left="0.191cm" fo:padding-right="0.191cm" fo:padding-top="0cm" fo:padding-bottom="0cm" fo:border="0.5pt solid #92cddc" style:writing-mode="lr-tb"/>
    </style:style>
    <style:style style:name="Table3.C3" style:family="table-cell">
      <style:table-cell-properties fo:padding-left="0.191cm" fo:padding-right="0.191cm" fo:padding-top="0cm" fo:padding-bottom="0cm" fo:border="0.5pt solid #92cddc" style:writing-mode="lr-tb"/>
    </style:style>
    <style:style style:name="Table3.A5" style:family="table-cell">
      <style:table-cell-properties fo:padding-left="0.191cm" fo:padding-right="0.191cm" fo:padding-top="0cm" fo:padding-bottom="0cm" fo:border="0.5pt solid #92cddc" style:writing-mode="lr-tb"/>
    </style:style>
    <style:style style:name="Table3.B5" style:family="table-cell">
      <style:table-cell-properties fo:padding-left="0.191cm" fo:padding-right="0.191cm" fo:padding-top="0cm" fo:padding-bottom="0cm" fo:border="0.5pt solid #92cddc" style:writing-mode="lr-tb"/>
    </style:style>
    <style:style style:name="Table3.C5" style:family="table-cell">
      <style:table-cell-properties fo:padding-left="0.191cm" fo:padding-right="0.191cm" fo:padding-top="0cm" fo:padding-bottom="0cm" fo:border="0.5pt solid #92cddc" style:writing-mode="lr-tb"/>
    </style:style>
    <style:style style:name="P1" style:family="paragraph" style:parent-style-name="Standard" style:list-style-name="WWNum20">
      <style:paragraph-properties fo:margin-top="0.494cm" fo:margin-bottom="0cm" style:contextual-spacing="false" style:line-height-at-least="0.582cm"/>
    </style:style>
    <style:style style:name="P2" style:family="paragraph" style:parent-style-name="Standard" style:list-style-name="WWNum20">
      <style:paragraph-properties fo:margin-top="0cm" fo:margin-bottom="0cm" style:contextual-spacing="false" style:line-height-at-least="0.582cm"/>
    </style:style>
    <style:style style:name="P3" style:family="paragraph" style:parent-style-name="Standard" style:list-style-name="WWNum20">
      <style:paragraph-properties fo:margin-top="0cm" fo:margin-bottom="0.494cm" style:contextual-spacing="false" style:line-height-at-least="0.582cm"/>
    </style:style>
    <style:style style:name="P4" style:family="paragraph" style:parent-style-name="Heading_20_1">
      <style:paragraph-properties fo:margin-top="0.847cm" fo:margin-bottom="0.423cm" style:contextual-spacing="false"/>
    </style:style>
    <style:style style:name="P5" style:family="paragraph" style:parent-style-name="Text_20_body">
      <style:paragraph-properties fo:margin-top="0cm" fo:margin-bottom="0cm" style:contextual-spacing="false" fo:text-align="start" style:justify-single-word="false" fo:orphans="2" fo:widows="2"/>
      <style:text-properties fo:color="#ffffff" loext:opacity="100%" style:font-name="Cambria" fo:font-size="12pt" fo:language="en" fo:country="AU" fo:font-weight="bold" style:letter-kerning="false" style:font-name-asian="Cambria1" style:font-size-asian="12pt" style:language-asian="en" style:country-asian="AU" style:font-weight-asian="bold" style:font-size-complex="12pt" style:language-complex="ar" style:country-complex="SA" style:font-weight-complex="bold">
        <loext:char-complex-color loext:theme-type="light1" loext:color-type="theme"/>
      </style:text-properties>
    </style:style>
    <style:style style:name="P6" style:family="paragraph" style:parent-style-name="Standard">
      <style:paragraph-properties fo:margin-top="0cm" fo:margin-bottom="0cm" style:contextual-spacing="false" fo:text-align="start" style:justify-single-word="false" fo:orphans="2" fo:widows="2"/>
      <style:text-properties fo:color="#ffffff" loext:opacity="100%" style:font-name="Cambria" fo:font-size="12pt" fo:language="en" fo:country="AU" fo:font-weight="bold" style:letter-kerning="false" style:font-name-asian="Cambria1" style:font-size-asian="12pt" style:language-asian="en" style:country-asian="AU" style:font-weight-asian="bold" style:font-size-complex="12pt" style:language-complex="ar" style:country-complex="SA" style:font-weight-complex="bold">
        <loext:char-complex-color loext:theme-type="light1" loext:color-type="theme"/>
      </style:text-properties>
    </style:style>
    <style:style style:name="P7" style:family="paragraph" style:parent-style-name="Text_20_body">
      <style:paragraph-properties fo:margin-top="0cm" fo:margin-bottom="0cm" style:contextual-spacing="false" fo:text-align="start" style:justify-single-word="false" fo:orphans="2" fo:widows="2"/>
      <style:text-properties style:font-name="Cambria" fo:font-size="12pt" fo:language="en" fo:country="AU" fo:font-weight="bold" style:letter-kerning="false" style:font-name-asian="Cambria1" style:font-size-asian="12pt" style:language-asian="en" style:country-asian="AU" style:font-weight-asian="bold" style:font-size-complex="12pt" style:language-complex="ar" style:country-complex="SA" style:font-weight-complex="bold"/>
    </style:style>
    <style:style style:name="P8" style:family="paragraph" style:parent-style-name="Text_20_body">
      <style:paragraph-properties fo:margin-top="0cm" fo:margin-bottom="0cm" style:contextual-spacing="false" fo:text-align="start" style:justify-single-word="false" fo:orphans="2" fo:widows="2"/>
      <style:text-properties style:font-name="Times New Roman" fo:font-size="10pt" fo:language="en" fo:country="AU" fo:font-weight="normal" style:letter-kerning="false" style:font-name-asian="Cambria1" style:font-size-asian="10pt" style:language-asian="en" style:country-asian="AU" style:font-weight-asian="normal" style:font-name-complex="Times New Roman1" style:font-size-complex="10pt" style:language-complex="ar" style:country-complex="SA" style:font-weight-complex="normal"/>
    </style:style>
    <style:style style:name="P9" style:family="paragraph" style:parent-style-name="Text_20_body">
      <style:paragraph-properties fo:margin-left="0.044cm" fo:margin-top="0.318cm" fo:margin-bottom="0.212cm" style:contextual-spacing="false" fo:text-align="start" style:justify-single-word="false" fo:orphans="2" fo:widows="2"/>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10" style:family="paragraph" style:parent-style-name="Text_20_body">
      <style:paragraph-properties fo:margin-left="0.044cm" fo:margin-top="0.318cm" fo:margin-bottom="0.212cm" style:contextual-spacing="false" fo:text-align="center" style:justify-single-word="false" fo:orphans="2" fo:widows="2"/>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11" style:family="paragraph" style:parent-style-name="Text_20_body">
      <style:paragraph-properties fo:margin-left="0.044cm" fo:margin-top="0.318cm" fo:margin-bottom="0.212cm" style:contextual-spacing="false" fo:text-align="start" style:justify-single-word="false" fo:orphans="2" fo:widows="2"/>
      <style:text-properties style:font-name="Times New Roman" fo:font-size="10pt" fo:language="en" fo:country="AU" style:letter-kerning="false" style:font-size-asian="10pt" style:language-asian="en" style:country-asian="AU" style:font-name-complex="Times New Roman1" style:font-size-complex="10pt" style:language-complex="ar" style:country-complex="SA"/>
    </style:style>
    <style:style style:name="P12" style:family="paragraph" style:parent-style-name="Text_20_body">
      <style:paragraph-properties fo:margin-top="0cm" fo:margin-bottom="0cm" style:contextual-spacing="false" fo:text-align="start" style:justify-single-word="false" fo:orphans="2" fo:widows="2"/>
      <style:text-properties style:font-name="Times New Roman" fo:font-size="10pt" fo:language="en" fo:country="AU" style:letter-kerning="false" style:font-name-asian="Cambria1" style:font-size-asian="10pt" style:language-asian="en" style:country-asian="AU" style:font-name-complex="Times New Roman1" style:font-size-complex="10pt" style:language-complex="ar" style:country-complex="SA"/>
    </style:style>
    <style:style style:name="P13" style:family="paragraph" style:parent-style-name="Standard">
      <style:paragraph-properties fo:margin-top="0cm" fo:margin-bottom="0.212cm" style:contextual-spacing="false" fo:text-align="start" style:justify-single-word="false" fo:orphans="2" fo:widows="2"/>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14" style:family="paragraph" style:parent-style-name="Standard">
      <style:paragraph-properties fo:margin-top="0cm" fo:margin-bottom="0.106cm" style:contextual-spacing="false" fo:text-align="start" style:justify-single-word="false" fo:orphans="2" fo:widows="2"/>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15" style:family="paragraph" style:parent-style-name="Standard">
      <style:paragraph-properties fo:margin-top="0cm" fo:margin-bottom="0.106cm" style:contextual-spacing="false" fo:text-align="start" style:justify-single-word="false" fo:orphans="2" fo:widows="2"/>
      <style:text-properties style:font-name="Times New Roman" fo:font-size="10pt" fo:language="en" fo:country="GB" style:letter-kerning="false" style:font-name-asian="Cambria1" style:font-size-asian="10pt" style:language-asian="en" style:country-asian="AU" style:font-name-complex="Times New Roman1" style:font-size-complex="10pt" style:language-complex="ar" style:country-complex="SA"/>
    </style:style>
    <style:style style:name="P16" style:family="paragraph" style:parent-style-name="Text_20_body">
      <style:paragraph-properties fo:margin-left="0.302cm" fo:margin-top="0cm" fo:margin-bottom="0cm" style:contextual-spacing="false" fo:text-align="start" style:justify-single-word="false" fo:orphans="2" fo:widows="2" fo:text-indent="-0.25cm" style:auto-text-indent="false"/>
      <style:text-properties style:font-name="Times New Roman" fo:font-size="10pt" fo:language="en" fo:country="AU" style:letter-kerning="false" style:font-name-asian="Cambria1" style:font-size-asian="10pt" style:language-asian="en" style:country-asian="AU" style:font-name-complex="Times New Roman1" style:font-size-complex="10pt" style:language-complex="ar" style:country-complex="SA"/>
    </style:style>
    <style:style style:name="P17" style:family="paragraph" style:parent-style-name="Standard">
      <style:paragraph-properties fo:margin-top="0cm" fo:margin-bottom="0.212cm" style:contextual-spacing="false" fo:text-align="center" style:justify-single-word="false" fo:orphans="2" fo:widows="2"/>
      <style:text-properties style:letter-kerning="false" style:language-asian="en" style:country-asian="AU" style:language-complex="ar" style:country-complex="SA"/>
    </style:style>
    <style:style style:name="P18" style:family="paragraph" style:parent-style-name="Standard">
      <style:paragraph-properties fo:margin-left="1.044cm" fo:margin-top="0cm" fo:margin-bottom="0.212cm" style:contextual-spacing="false" fo:text-align="start" style:justify-single-word="false" fo:orphans="2" fo:widows="2" fo:text-indent="-0.499cm" style:auto-text-indent="false"/>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19" style:family="paragraph" style:parent-style-name="Text_20_body">
      <style:paragraph-properties fo:margin-top="0.318cm" fo:margin-bottom="0.212cm" style:contextual-spacing="false" fo:text-align="start" style:justify-single-word="false" fo:orphans="2" fo:widows="2"/>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20" style:family="paragraph" style:parent-style-name="Text_20_body">
      <style:paragraph-properties fo:margin-left="0.545cm" fo:margin-top="0.318cm" fo:margin-bottom="0.212cm" style:contextual-spacing="false" fo:text-align="start" style:justify-single-word="false" fo:orphans="2" fo:widows="2" fo:text-indent="-0.25cm" style:auto-text-indent="false"/>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21" style:family="paragraph" style:parent-style-name="Text_20_body">
      <style:paragraph-properties fo:margin-top="0cm" fo:margin-bottom="0cm" style:contextual-spacing="false" fo:text-align="start" style:justify-single-word="false" fo:orphans="2" fo:widows="2"/>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22" style:family="paragraph" style:parent-style-name="Text_20_body">
      <style:paragraph-properties fo:margin-top="0cm" fo:margin-bottom="0cm" style:contextual-spacing="false" fo:text-align="start" style:justify-single-word="false" fo:orphans="2" fo:widows="2"/>
      <style:text-properties style:font-name="Times New Roman" fo:font-size="10pt" fo:language="en" fo:country="GB" fo:font-weight="normal" style:letter-kerning="false" style:font-name-asian="Cambria1" style:font-size-asian="10pt" style:language-asian="en" style:country-asian="AU" style:font-weight-asian="normal" style:font-name-complex="Times New Roman1" style:font-size-complex="10pt" style:language-complex="ar" style:country-complex="SA" style:font-weight-complex="normal"/>
    </style:style>
    <style:style style:name="P23" style:family="paragraph" style:parent-style-name="Text_20_body">
      <style:paragraph-properties fo:margin-top="0.318cm" fo:margin-bottom="0cm" style:contextual-spacing="false" fo:text-align="start" style:justify-single-word="false" fo:orphans="2" fo:widows="2"/>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24" style:family="paragraph" style:parent-style-name="Text_20_body">
      <style:paragraph-properties fo:margin-left="0.794cm" fo:margin-top="0.318cm" fo:margin-bottom="0cm" style:contextual-spacing="false" fo:text-align="start" style:justify-single-word="false" fo:orphans="2" fo:widows="2" fo:text-indent="-0.249cm" style:auto-text-indent="false"/>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25" style:family="paragraph" style:parent-style-name="Text_20_body">
      <style:paragraph-properties fo:margin-left="0.794cm" fo:margin-top="0.318cm" fo:margin-bottom="0.212cm" style:contextual-spacing="false" fo:text-align="start" style:justify-single-word="false" fo:orphans="2" fo:widows="2" fo:text-indent="-0.249cm" style:auto-text-indent="false"/>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26" style:family="paragraph" style:parent-style-name="Compact" style:list-style-name="WWNum4"/>
    <style:style style:name="P27" style:family="paragraph" style:parent-style-name="Compact">
      <style:paragraph-properties fo:margin-left="1.27cm"/>
    </style:style>
    <style:style style:name="P28" style:family="paragraph" style:parent-style-name="Heading_20_1">
      <style:paragraph-properties fo:margin-top="0cm" fo:margin-bottom="0cm" style:contextual-spacing="false" fo:break-before="page"/>
    </style:style>
    <style:style style:name="P29" style:family="paragraph" style:parent-style-name="Compact" style:list-style-name="WWNum5"/>
    <style:style style:name="T1" style:family="text">
      <style:text-properties fo:font-weight="bold" style:font-weight-asian="bold" style:font-weight-complex="bold"/>
    </style:style>
    <style:style style:name="T2" style:family="text">
      <style:text-properties fo:color="#222220" loext:opacity="100%" style:font-name="Times New Roman" style:font-name-asian="Times New Roman1" style:language-asian="en" style:country-asian="GB" style:font-name-complex="Times New Roman1"/>
    </style:style>
    <style:style style:name="T3" style:family="text">
      <style:text-properties style:font-name="Times New Roman" fo:font-size="10pt" style:font-size-asian="10pt" style:font-name-complex="Times New Roman1" style:font-size-complex="10pt"/>
    </style:style>
    <style:style style:name="T4" style:family="text">
      <style:text-properties style:font-name="Times New Roman" fo:font-size="10pt" fo:language="en" fo:country="GB" style:font-size-asian="10pt" style:font-name-complex="Times New Roman1" style:font-size-complex="10pt"/>
    </style:style>
    <style:style style:name="T5" style:family="text">
      <style:text-properties style:font-name="Times New Roman" fo:font-size="10pt" fo:font-weight="normal" style:font-size-asian="10pt" style:font-weight-asian="normal" style:font-name-complex="Times New Roman1" style:font-size-complex="10pt" style:font-weight-complex="normal"/>
    </style:style>
    <style:style style:name="T6" style:family="text">
      <style:text-properties style:font-name="Times New Roman" fo:font-size="10pt" fo:font-style="italic" style:font-size-asian="10pt" style:font-style-asian="italic" style:font-name-complex="Times New Roman1" style:font-size-complex="10pt" style:font-style-complex="italic"/>
    </style:style>
    <style:style style:name="T7" style:family="text">
      <style:text-properties style:text-position="-20% 100%" style:font-name="Times New Roman" fo:font-size="10pt" style:font-size-asian="10pt" style:font-name-complex="Times New Roman1" style:font-size-complex="10pt"/>
    </style:style>
    <style:style style:name="T8" style:family="text">
      <style:text-properties style:text-position="sub 58%" style:font-name="Times New Roman" fo:font-size="10pt" style:font-size-asian="10pt" style:font-name-complex="Times New Roman1" style:font-size-complex="10pt"/>
    </style:style>
    <style:style style:name="T9" style:family="text">
      <style:text-properties style:text-position="-20% 100%" style:font-name="Times New Roman" fo:font-size="10pt" fo:font-style="italic" style:font-size-asian="10pt" style:font-style-asian="italic" style:font-name-complex="Times New Roman1" style:font-size-complex="10pt" style:font-style-complex="italic"/>
    </style:style>
    <style:style style:name="T10" style:family="text">
      <style:text-properties style:font-name="Times New Roman" fo:font-size="10pt" style:text-underline-style="solid" style:text-underline-width="auto" style:text-underline-color="font-color" style:font-size-asian="10pt" style:font-name-complex="Times New Roman1" style:font-size-complex="10pt"/>
    </style:style>
    <style:style style:name="T11" style:family="text">
      <style:text-properties style:font-name="Times New Roman" fo:font-size="10pt" fo:language="en" fo:country="GB" style:text-underline-style="solid" style:text-underline-width="auto" style:text-underline-color="font-color" style:font-size-asian="10pt" style:font-name-complex="Times New Roman1" style:font-size-complex="10pt"/>
    </style:style>
    <style:style style:name="T12" style:family="text">
      <style:text-properties style:text-position="sub 58%" style:font-name="Times New Roman" fo:font-size="10pt" fo:font-style="italic" style:font-size-asian="10pt" style:font-style-asian="italic" style:font-name-complex="Times New Roman1" style:font-size-complex="10pt" style:font-style-complex="italic"/>
    </style:style>
    <style:style style:name="T13" style:family="text">
      <style:text-properties style:font-name="Times New Roman" fo:font-size="10pt" fo:language="en" fo:country="GB" fo:font-weight="bold" style:font-size-asian="10pt" style:font-weight-asian="bold" style:font-name-complex="Times New Roman1" style:font-size-complex="10pt" style:font-weight-complex="bold"/>
    </style:style>
    <style:style style:name="T14" style:family="text">
      <style:text-properties style:font-name="Times New Roman" fo:font-size="10pt" fo:language="en" fo:country="GB" fo:font-weight="normal" style:font-size-asian="10pt" style:font-weight-asian="normal" style:font-name-complex="Times New Roman1" style:font-size-complex="10pt" style:font-weight-complex="normal"/>
    </style:style>
    <style:style style:name="T15" style:family="text">
      <style:text-properties fo:font-weight="normal" style:font-weight-asian="normal" style:font-weight-complex="normal"/>
    </style:style>
    <style:style style:name="T16" style:family="text">
      <style:text-properties style:font-name="Times New Roman" fo:font-size="10pt" fo:font-weight="bold" style:font-size-asian="10pt" style:font-weight-asian="bold" style:font-name-complex="Times New Roman1" style:font-size-complex="10pt" style:font-weight-complex="bold"/>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e 1 Summary</text:p>
      <text:h text:style-name="Heading_20_1" text:outline-level="1"><text:bookmark-start text:name="module-learning-objectives"/>Response to feedback</text:h>
      <text:p text:style-name="Text_20_body"><text:span text:style-name="T1">If you are resubmitting</text:span>, include a statement outlining the changes you have made to your submission. This section can be short but should be precise. It is a good idea to quote the feedback you are responding to.</text:p>
      <text:p text:style-name="Text_20_body"><text:span text:style-name="T1">If this is your first submission</text:span>, include a statement about what part of the lesson review you would most like to receive feedback (and why). Your tutor will take this into consideration when reviewing your work, although they may choose to give you feedback on a different thing if they think it’s more appropriate.</text:p>
      <text:h text:style-name="Heading_20_1" text:outline-level="1">Module Learning Objectives</text:h>
      <text:p text:style-name="First_20_Paragraph">I certify that I achieved the following learning objectives for the module:</text:p>
      <text:list text:style-name="WWNum20">
        <text:list-item>
          <text:p text:style-name="P1" loext:marker-style-name="T2"><text:bookmark-end text:name="module-learning-objectives"/><text:bookmark-start text:name="summarising-the-content"/><text:span text:style-name="T2">Apply elementary row operations to systems of linear equations represented in matrix form</text:span><text:span text:style-name="T2"/></text:p>
        </text:list-item>
        <text:list-item>
          <text:p text:style-name="P2" loext:marker-style-name="T2"><text:span text:style-name="T2">Apply the Gaussian Algorithm to reduce a matrix to row-echelon form</text:span><text:span text:style-name="T2"/></text:p>
        </text:list-item>
        <text:list-item>
          <text:p text:style-name="P3" loext:marker-style-name="T2"><text:span text:style-name="T2">Express the general solution to a homogeneous equation as a linear combination of sets of basic solutions</text:span><text:span text:style-name="T2"/></text:p>
        </text:list-item>
      </text:list>
      <text:h text:style-name="P4" text:outline-level="1">Key Definitions and Theorems</text:h>
      <text:p text:style-name="Text_20_body">Solutions and Elementary Opera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 loext:marker-style-name="T3"><text:span text:style-name="T3">Textbook Ref</text:span><text:span text:style-name="T3"/></text:p>
          </table:table-cell>
          <table:table-cell table:style-name="Table1.A1" office:value-type="string">
            <text:p text:style-name="P6" loext:marker-style-name="T4"><text:span text:style-name="T4">Theorem/Definition statement</text:span><text:span text:style-name="T4"/></text:p>
          </table:table-cell>
          <table:table-cell table:style-name="Table1.A1" office:value-type="string">
            <text:p text:style-name="P5" loext:marker-style-name="T3"><text:span text:style-name="T3">Learning Notes</text:span><text:span text:style-name="T3"/></text:p>
          </table:table-cell>
        </table:table-row>
        <table:table-row table:style-name="Table1.1">
          <table:table-cell table:style-name="Table1.A2" office:value-type="string">
            <text:p text:style-name="P7" loext:marker-style-name="T5"><text:span text:style-name="T3">Linear equations</text:span><text:span text:style-name="T5"/></text:p>
            <text:p text:style-name="P8" loext:marker-style-name="T5"/>
          </table:table-cell>
          <table:table-cell table:style-name="Table1.A2" office:value-type="string">
            <text:p text:style-name="P9" loext:marker-style-name="T3"><text:span text:style-name="T3">An equation of the form</text:span><text:span text:style-name="T3"/></text:p>
            <text:p text:style-name="P10" loext:marker-style-name="T3"><text:span text:style-name="T6">a</text:span><text:span text:style-name="T7">1</text:span><text:span text:style-name="T6">x</text:span><text:span text:style-name="T7">1</text:span><text:span text:style-name="T8"> </text:span><text:span text:style-name="T3">+ </text:span><text:span text:style-name="T6">a</text:span><text:span text:style-name="T7">2</text:span><text:span text:style-name="T6">x</text:span><text:span text:style-name="T7">2</text:span><text:span text:style-name="T8"> </text:span><text:span text:style-name="T3">+ ··· + </text:span><text:span text:style-name="T6">a</text:span><text:span text:style-name="T9">n</text:span><text:span text:style-name="T6">x</text:span><text:span text:style-name="T9">n</text:span><text:span text:style-name="T3"> <text:s/>= </text:span><text:span text:style-name="T6">b</text:span></text:p>
            <text:p text:style-name="P9" loext:marker-style-name="T3"><text:span text:style-name="T3">is called a </text:span><text:span text:style-name="T10">linear equation</text:span><text:span text:style-name="T3"> in the </text:span><text:span text:style-name="T6">n</text:span><text:span text:style-name="T3"> variables </text:span><text:span text:style-name="T6">x</text:span><text:span text:style-name="T7">1</text:span><text:span text:style-name="T8"> </text:span><text:span text:style-name="T3">, </text:span><text:span text:style-name="T6">x</text:span><text:span text:style-name="T7">2</text:span><text:span text:style-name="T8"> </text:span><text:span text:style-name="T3">, … , </text:span><text:span text:style-name="T6">x</text:span><text:span text:style-name="T9">n</text:span><text:span text:style-name="T3"> . With </text:span><text:span text:style-name="T6">a</text:span><text:span text:style-name="T7">1</text:span><text:span text:style-name="T8"> </text:span><text:span text:style-name="T3">, </text:span><text:span text:style-name="T6">a</text:span><text:span text:style-name="T7">2</text:span><text:span text:style-name="T6"> ,</text:span><text:span text:style-name="T8"> </text:span><text:span text:style-name="T3">… , </text:span><text:span text:style-name="T6">a</text:span><text:span text:style-name="T9">n</text:span><text:span text:style-name="T3"> referred to as coefficients and </text:span><text:span text:style-name="T6">b</text:span><text:span text:style-name="T3"> as the constant term (or sometimes ‘right-hand side’). </text:span></text:p>
            <text:p text:style-name="P11" loext:marker-style-name="T3"/>
          </table:table-cell>
          <table:table-cell table:style-name="Table1.A2" office:value-type="string">
            <text:p text:style-name="P12" loext:marker-style-name="T3"/>
          </table:table-cell>
        </table:table-row>
        <table:table-row table:style-name="Table1.1">
          <table:table-cell table:style-name="Table1.A3" office:value-type="string">
            <text:p text:style-name="P7" loext:marker-style-name="T5"><text:span text:style-name="T3">System of linear equations</text:span><text:span text:style-name="T5"> </text:span></text:p>
          </table:table-cell>
          <table:table-cell table:style-name="Table1.B3" office:value-type="string">
            <text:p text:style-name="P13" loext:marker-style-name="T4"><text:span text:style-name="T4">A finite collection of linear equations defined with respect to the same variables is called a </text:span><text:span text:style-name="T11">system of linear equations</text:span><text:span text:style-name="T4">. </text:span></text:p>
          </table:table-cell>
          <table:table-cell table:style-name="Table1.C3" office:value-type="string">
            <text:p text:style-name="P12" loext:marker-style-name="T3"/>
          </table:table-cell>
        </table:table-row>
        <table:table-row table:style-name="Table1.1">
          <table:table-cell table:style-name="Table1.A2" office:value-type="string">
            <text:p text:style-name="P7" loext:marker-style-name="T5"><text:span text:style-name="T3">Solutions </text:span><text:span text:style-name="T5"/></text:p>
            <text:p text:style-name="P8" loext:marker-style-name="T5"/>
          </table:table-cell>
          <table:table-cell table:style-name="Table1.A2" office:value-type="string">
            <text:p text:style-name="P14" loext:marker-style-name="T3"><text:span text:style-name="T4">A set of values </text:span><text:span text:style-name="T6">s</text:span><text:span text:style-name="T8">1 </text:span><text:span text:style-name="T3">, </text:span><text:span text:style-name="T6">s</text:span><text:span text:style-name="T8">2</text:span><text:span text:style-name="T6"> ,</text:span><text:span text:style-name="T8"> </text:span><text:span text:style-name="T3">… , </text:span><text:span text:style-name="T6">s</text:span><text:span text:style-name="T12">n</text:span><text:span text:style-name="T6"> </text:span><text:span text:style-name="T3">is a </text:span><text:span text:style-name="T10">solution</text:span><text:span text:style-name="T3"> to a linear equation if setting </text:span><text:span text:style-name="T6">x</text:span><text:span text:style-name="T8">1</text:span><text:span text:style-name="T3">=</text:span><text:span text:style-name="T6">s</text:span><text:span text:style-name="T8">1</text:span><text:span text:style-name="T3">, </text:span><text:span text:style-name="T6">x</text:span><text:span text:style-name="T8">2</text:span><text:span text:style-name="T3"> = </text:span><text:span text:style-name="T6">s</text:span><text:span text:style-name="T8">2</text:span><text:span text:style-name="T3">, … , </text:span><text:span text:style-name="T6">x</text:span><text:span text:style-name="T12">n</text:span><text:span text:style-name="T3"> = </text:span><text:span text:style-name="T6">s</text:span><text:span text:style-name="T12">n</text:span><text:span text:style-name="T8"> </text:span><text:span text:style-name="T3"><text:s/>allows for the equation to hold (the left-hand side is equal to the right-hand side, </text:span><text:span text:style-name="T6">b</text:span><text:span text:style-name="T3">). </text:span></text:p>
            <text:p text:style-name="P15" loext:marker-style-name="T4"/>
            <text:p text:style-name="P14" loext:marker-style-name="T4"><text:soft-page-break/><text:span text:style-name="T4">A solution to a system of equations requires the solution to hold for all equations in the system. </text:span><text:span text:style-name="T4"/></text:p>
          </table:table-cell>
          <table:table-cell table:style-name="Table1.A2" office:value-type="string">
            <text:p text:style-name="P16" loext:marker-style-name="T3"/>
          </table:table-cell>
        </table:table-row>
        <table:table-row table:style-name="Table1.1">
          <table:table-cell table:style-name="Table1.A5" office:value-type="string">
            <text:p text:style-name="P7" loext:marker-style-name="T3"><text:span text:style-name="T3">Augmented matrix</text:span><text:span text:style-name="T3"/></text:p>
          </table:table-cell>
          <table:table-cell table:style-name="Table1.B5" office:value-type="string">
            <text:p text:style-name="P13" loext:marker-style-name="T4"><text:span text:style-name="T4">A system of equations can be represented as an array of numbers consisting of the coefficients and constant terms, e.g., the system</text:span><text:span text:style-name="T4"/></text:p>
            <text:p text:style-name="P17" loext:marker-style-name="T4"><draw:frame draw:style-name="fr1" draw:name="Object1" text:anchor-type="as-char" svg:width="2.847cm" svg:height="0.534cm" draw:z-index="0"><draw:object xlink:href="./Object 1" xlink:type="simple" xlink:show="embed" xlink:actuate="onLoad"/><draw:image xlink:href="./ObjectReplacements/Object 1" xlink:type="simple" xlink:show="embed" xlink:actuate="onLoad"/></draw:frame></text:p>
            <text:p text:style-name="P17" loext:marker-style-name="T4"><draw:frame draw:style-name="fr1" draw:name="Object2" text:anchor-type="as-char" svg:width="2.566cm" svg:height="0.534cm" draw:z-index="1"><draw:object xlink:href="./Object 2" xlink:type="simple" xlink:show="embed" xlink:actuate="onLoad"/><draw:image xlink:href="./ObjectReplacements/Object 2" xlink:type="simple" xlink:show="embed" xlink:actuate="onLoad"/></draw:frame></text:p>
            <text:p text:style-name="P13" loext:marker-style-name="T4"><text:span text:style-name="T4">Could be represented as the matrix,</text:span><text:span text:style-name="T4"/></text:p>
            <text:p text:style-name="P17" loext:marker-style-name="T4"><draw:frame draw:style-name="fr1" draw:name="Object3" text:anchor-type="as-char" svg:width="3.175cm" svg:height="1.298cm" draw:z-index="2"><draw:object xlink:href="./Object 3" xlink:type="simple" xlink:show="embed" xlink:actuate="onLoad"/><draw:image xlink:href="./ObjectReplacements/Object 3" xlink:type="simple" xlink:show="embed" xlink:actuate="onLoad"/></draw:frame></text:p>
            <text:p text:style-name="P13" loext:marker-style-name="T4"><text:span text:style-name="T4">Which will later be denoted [ A | </text:span><text:span text:style-name="T13">b</text:span><text:span text:style-name="T4"> ] where A is the array of coefficients and </text:span><text:span text:style-name="T13">b</text:span><text:span text:style-name="T4"> is the column of constants on the right-hand side.</text:span></text:p>
          </table:table-cell>
          <table:table-cell table:style-name="Table1.C5" office:value-type="string">
            <text:p text:style-name="P12" loext:marker-style-name="T3"/>
          </table:table-cell>
        </table:table-row>
        <table:table-row table:style-name="Table1.1">
          <table:table-cell table:style-name="Table1.A2" office:value-type="string">
            <text:p text:style-name="P7" loext:marker-style-name="T3"><text:span text:style-name="T3">Definition 1.2</text:span><text:span text:style-name="T5"> Elementary row operations</text:span></text:p>
          </table:table-cell>
          <table:table-cell table:style-name="Table1.A2" office:value-type="string">
            <text:p text:style-name="P13" loext:marker-style-name="T4"><text:span text:style-name="T4">The following operations, called </text:span><text:span text:style-name="T11">elementary row operations</text:span><text:span text:style-name="T4"> on a matrix.</text:span></text:p>
            <text:p text:style-name="P18" loext:marker-style-name="T4"><text:span text:style-name="T4">I. Interchange two rows.</text:span><text:span text:style-name="T4"/></text:p>
            <text:p text:style-name="P18" loext:marker-style-name="T4"><text:span text:style-name="T4">II. Multiply one row by a nonzero number.</text:span><text:span text:style-name="T4"/></text:p>
            <text:p text:style-name="P18" loext:marker-style-name="T4"><text:span text:style-name="T4">III. Add a multiple of one row to a different row</text:span><text:span text:style-name="T4"/></text:p>
          </table:table-cell>
          <table:table-cell table:style-name="Table1.A2" office:value-type="string">
            <text:p text:style-name="P12" loext:marker-style-name="T3"/>
          </table:table-cell>
        </table:table-row>
      </table:table>
      <text:p text:style-name="Text_20_body"/>
      <text:p text:style-name="Standard">Gaussian Eliminatio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 loext:marker-style-name="T5"><text:span text:style-name="T5">Textbook Ref</text:span><text:span text:style-name="T5"/></text:p>
          </table:table-cell>
          <table:table-cell table:style-name="Table2.A1" office:value-type="string">
            <text:p text:style-name="P6" loext:marker-style-name="T14"><text:span text:style-name="T14">Theorem/Definition statement</text:span><text:span text:style-name="T14"/></text:p>
          </table:table-cell>
          <table:table-cell table:style-name="Table2.A1" office:value-type="string">
            <text:p text:style-name="P5" loext:marker-style-name="T5"><text:span text:style-name="T5">Notes</text:span><text:span text:style-name="T5"/></text:p>
          </table:table-cell>
        </table:table-row>
        <table:table-row table:style-name="Table2.1">
          <table:table-cell table:style-name="Table2.A2" office:value-type="string">
            <text:p text:style-name="P7" loext:marker-style-name="T3"><text:span text:style-name="T3">Definition 1.3 </text:span><text:span text:style-name="T5">Row-Echelon Form (Reduced)</text:span></text:p>
          </table:table-cell>
          <table:table-cell table:style-name="Table2.A2" office:value-type="string">
            <text:p text:style-name="P19" loext:marker-style-name="T3"><text:span text:style-name="T3">A matrix is said to be in </text:span><text:span text:style-name="T10">row-echelon form</text:span><text:span text:style-name="T3"> (and will be called a row-echelon matrix) if it satisfies the following three conditions:</text:span></text:p>
            <text:p text:style-name="P20" loext:marker-style-name="T3"><text:span text:style-name="T3">1. All zero rows (consisting entirely of zeros) are at the bottom.</text:span><text:span text:style-name="T3"/></text:p>
            <text:p text:style-name="P20" loext:marker-style-name="T3"><text:span text:style-name="T3">2. The first nonzero entry from the left in each nonzero row is a 1, called the </text:span><text:span text:style-name="T10">leading 1</text:span><text:span text:style-name="T3"> for that row.</text:span></text:p>
            <text:p text:style-name="P20" loext:marker-style-name="T3"><text:span text:style-name="T3">3. Each leading 1 is to the right of all leading 1s in the rows above it.</text:span><text:span text:style-name="T3"/></text:p>
            <text:p text:style-name="P19" loext:marker-style-name="T3"><text:span text:style-name="T3">A row-echelon matrix is said to be in </text:span><text:span text:style-name="T10">reduced row-echelon form</text:span><text:span text:style-name="T3"> (and will be called a reduced row-echelon matrix) if, in addition, it satisfies the following condition:</text:span></text:p>
            <text:p text:style-name="P20" loext:marker-style-name="T3"><text:span text:style-name="T3">4. Each leading 1 is the only nonzero entry in its column.</text:span><text:span text:style-name="T3"/></text:p>
          </table:table-cell>
          <table:table-cell table:style-name="Table2.A2" office:value-type="string">
            <text:p text:style-name="P12" loext:marker-style-name="T3"/>
          </table:table-cell>
        </table:table-row>
        <table:table-row table:style-name="Table2.1">
          <table:table-cell table:style-name="Table2.A3" office:value-type="string">
            <text:p text:style-name="P7" loext:marker-style-name="T5"><text:span text:style-name="T3">Gaussian Algorithm </text:span><text:span text:style-name="T5"/></text:p>
          </table:table-cell>
          <table:table-cell table:style-name="Table2.B3" office:value-type="string">
            <text:p text:style-name="P20" loext:marker-style-name="T3"><text:span text:style-name="T3">Step 1. If the matrix consists entirely of zeros, stop—it is already in row-echelon form.</text:span><text:span text:style-name="T3"/></text:p>
            <text:p text:style-name="P20" loext:marker-style-name="T3"><text:span text:style-name="T3">Step 2. Otherwise, find the first column from the left containing a nonzero entry (call it </text:span><text:span text:style-name="T6">a</text:span><text:span text:style-name="T3">), and move the row containing that entry to the top </text:span><text:soft-page-break/><text:span text:style-name="T3">position.</text:span></text:p>
            <text:p text:style-name="P20" loext:marker-style-name="T3"><text:span text:style-name="T3">Step 3. Now multiply the new top row by 1/</text:span><text:span text:style-name="T6">a</text:span><text:span text:style-name="T3"> to create a leading 1.</text:span></text:p>
            <text:p text:style-name="P20" loext:marker-style-name="T3"><text:span text:style-name="T3">Step 4. By subtracting multiples of that row from rows below it, make each entry below the leading 1 zero.</text:span><text:span text:style-name="T3"/></text:p>
            <text:p text:style-name="P19" loext:marker-style-name="T3"><text:span text:style-name="T3">This completes the first row, and all further row operations are carried out on the remaining rows.</text:span><text:span text:style-name="T3"/></text:p>
            <text:p text:style-name="P20" loext:marker-style-name="T3"><text:span text:style-name="T3">Step 5. Repeat steps 1–4 on the matrix consisting of the remaining rows.</text:span><text:span text:style-name="T3"/></text:p>
            <text:p text:style-name="P19" loext:marker-style-name="T3"><text:span text:style-name="T3">The process stops when either no rows remain at step 5 or the remaining rows consist entirely of zeros.</text:span><text:span text:style-name="T3"/></text:p>
          </table:table-cell>
          <table:table-cell table:style-name="Table2.C3" office:value-type="string">
            <text:p text:style-name="P12" loext:marker-style-name="T3"/>
          </table:table-cell>
        </table:table-row>
        <table:table-row table:style-name="Table2.1">
          <table:table-cell table:style-name="Table2.A2" office:value-type="string">
            <text:p text:style-name="P7" loext:marker-style-name="T3"><text:span text:style-name="T3">Gaussian Elimination</text:span><text:span text:style-name="T3"/></text:p>
          </table:table-cell>
          <table:table-cell table:style-name="Table2.A2" office:value-type="string">
            <text:p text:style-name="P19" loext:marker-style-name="T3"><text:span text:style-name="T3">To solve a system of linear equations proceed as follows:</text:span><text:span text:style-name="T3"/></text:p>
            <text:p text:style-name="P19" loext:marker-style-name="T3"><text:span text:style-name="T3">1. Carry the augmented matrix to a reduced row-echelon matrix using elementary row operations.</text:span><text:span text:style-name="T3"/></text:p>
            <text:p text:style-name="P19" loext:marker-style-name="T3"><text:span text:style-name="T3">2. If a row [ 0 <text:s/>0 <text:s/>0 <text:s/>··· 0 <text:s/>1 ] occurs, the system is inconsistent.</text:span><text:span text:style-name="T3"/></text:p>
            <text:p text:style-name="P19" loext:marker-style-name="T3"><text:span text:style-name="T3">3. Otherwise, assign the nonleading variables (if any) as parameters, and use the equations corresponding to the reduced row-echelon matrix to solve for the leading variables in terms of the parameters.</text:span><text:span text:style-name="T3"/></text:p>
          </table:table-cell>
          <table:table-cell table:style-name="Table2.A2" office:value-type="string">
            <text:p text:style-name="P12" loext:marker-style-name="T3"/>
          </table:table-cell>
        </table:table-row>
        <table:table-row table:style-name="Table2.1">
          <table:table-cell table:style-name="Table2.A5" office:value-type="string">
            <text:p text:style-name="P7" loext:marker-style-name="T5"><text:span text:style-name="T3">Definition 1.4</text:span><text:span text:style-name="T5"> Rank of a matrix</text:span></text:p>
          </table:table-cell>
          <table:table-cell table:style-name="Table2.B5" office:value-type="string">
            <text:p text:style-name="P19" loext:marker-style-name="T3"><text:span text:style-name="T3">The rank of matrix A is the number of leading 1s in any row-echelon matrix to which A can be carried by row operations.</text:span><text:span text:style-name="T3"/></text:p>
          </table:table-cell>
          <table:table-cell table:style-name="Table2.C5" office:value-type="string">
            <text:p text:style-name="P12" loext:marker-style-name="T3"/>
          </table:table-cell>
        </table:table-row>
        <table:table-row table:style-name="Table2.1">
          <table:table-cell table:style-name="Table2.A2" office:value-type="string">
            <text:p text:style-name="P7" loext:marker-style-name="T5"><text:span text:style-name="T3">Theorem 1.2.2 </text:span><text:span text:style-name="T5">Rank and solutions to a system of linear equations</text:span></text:p>
          </table:table-cell>
          <table:table-cell table:style-name="Table2.A2" office:value-type="string">
            <text:p text:style-name="P19" loext:marker-style-name="T3"><text:span text:style-name="T3">Suppose a system of </text:span><text:span text:style-name="T6">m</text:span><text:span text:style-name="T3"> equations in </text:span><text:span text:style-name="T6">n</text:span><text:span text:style-name="T3"> variables is consistent, and that the rank of the augmented matrix is </text:span><text:span text:style-name="T6">r</text:span><text:span text:style-name="T3">.</text:span></text:p>
            <text:p text:style-name="P19" loext:marker-style-name="T3"><text:span text:style-name="T3">1. The set of solutions involves exactly </text:span><text:span text:style-name="T6">n</text:span><text:span text:style-name="T3"> – </text:span><text:span text:style-name="T6">r </text:span><text:span text:style-name="T3">parameters.</text:span></text:p>
            <text:p text:style-name="P19" loext:marker-style-name="T3"><text:span text:style-name="T3">2. If </text:span><text:span text:style-name="T6">r</text:span><text:span text:style-name="T3"> &lt; </text:span><text:span text:style-name="T6">n</text:span><text:span text:style-name="T3">, the system has infinitely many solutions.</text:span></text:p>
            <text:p text:style-name="P19" loext:marker-style-name="T3"><text:span text:style-name="T3">3. If </text:span><text:span text:style-name="T6">r</text:span><text:span text:style-name="T3"> = </text:span><text:span text:style-name="T6">n</text:span><text:span text:style-name="T3">, the system has a unique solution.</text:span></text:p>
          </table:table-cell>
          <table:table-cell table:style-name="Table2.A2" office:value-type="string">
            <text:p text:style-name="P12" loext:marker-style-name="T3"/>
          </table:table-cell>
        </table:table-row>
      </table:table>
      <text:p text:style-name="Text_20_body"/>
      <text:p text:style-name="Standard">Homogeneous Equat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 loext:marker-style-name="T5"><text:span text:style-name="T5">Textbook Ref</text:span><text:span text:style-name="T5"/></text:p>
          </table:table-cell>
          <table:table-cell table:style-name="Table3.A1" office:value-type="string">
            <text:p text:style-name="P6" loext:marker-style-name="T14"><text:span text:style-name="T14">Theorem/Definition statement</text:span><text:span text:style-name="T14"/></text:p>
          </table:table-cell>
          <table:table-cell table:style-name="Table3.A1" office:value-type="string">
            <text:p text:style-name="P5" loext:marker-style-name="T5"><text:span text:style-name="T5">Notes</text:span><text:span text:style-name="T5"/></text:p>
          </table:table-cell>
        </table:table-row>
        <table:table-row table:style-name="Table3.1">
          <table:table-cell table:style-name="Table3.A2" office:value-type="string">
            <text:p text:style-name="P7" loext:marker-style-name="T15"><text:span text:style-name="T4">Homogeneous system of equations </text:span><text:span text:style-name="T14"/></text:p>
          </table:table-cell>
          <table:table-cell table:style-name="Table3.A2" office:value-type="string">
            <text:p text:style-name="P19" loext:marker-style-name="T4"><text:span text:style-name="T4">A system of equations in the variables </text:span><text:span text:style-name="T6">x</text:span><text:span text:style-name="T7">1</text:span><text:span text:style-name="T8"> </text:span><text:span text:style-name="T3">, </text:span><text:span text:style-name="T6">x</text:span><text:span text:style-name="T7">2</text:span><text:span text:style-name="T8"> </text:span><text:span text:style-name="T3">, … , </text:span><text:span text:style-name="T6">x</text:span><text:span text:style-name="T9">n</text:span><text:span text:style-name="T3"> </text:span><text:span text:style-name="T4">is called </text:span><text:span text:style-name="T11">homogeneous</text:span><text:span text:style-name="T4"> if all the constant terms are zero—that is, if each equation of the system has the form</text:span></text:p>
            <text:p text:style-name="P10" loext:marker-style-name="T3"><text:span text:style-name="T6">a</text:span><text:span text:style-name="T7">1</text:span><text:span text:style-name="T6">x</text:span><text:span text:style-name="T7">1</text:span><text:span text:style-name="T8"> </text:span><text:span text:style-name="T3">+ </text:span><text:span text:style-name="T6">a</text:span><text:span text:style-name="T7">2</text:span><text:span text:style-name="T6">x</text:span><text:span text:style-name="T7">2</text:span><text:span text:style-name="T8"> </text:span><text:span text:style-name="T3">+ ··· + </text:span><text:span text:style-name="T6">a</text:span><text:span text:style-name="T9">n</text:span><text:span text:style-name="T6">x</text:span><text:span text:style-name="T9">n</text:span><text:span text:style-name="T3"> <text:s/>= 0</text:span></text:p>
          </table:table-cell>
          <table:table-cell table:style-name="Table3.A2" office:value-type="string">
            <text:p text:style-name="P21"/>
          </table:table-cell>
        </table:table-row>
        <text:soft-page-break/>
        <table:table-row table:style-name="Table3.1">
          <table:table-cell table:style-name="Table3.A3" office:value-type="string">
            <text:p text:style-name="P7" loext:marker-style-name="T14"><text:span text:style-name="T4">Trivial/non-trivial solutions</text:span><text:span text:style-name="T14"/></text:p>
            <text:p text:style-name="P22" loext:marker-style-name="T14"/>
          </table:table-cell>
          <table:table-cell table:style-name="Table3.B3" office:value-type="string">
            <text:p text:style-name="P19" loext:marker-style-name="T3"><text:span text:style-name="T3">Homogeneous systems always have the solution </text:span><text:span text:style-name="T6">x</text:span><text:span text:style-name="T7">1</text:span><text:span text:style-name="T8"> </text:span><text:span text:style-name="T3">= </text:span><text:span text:style-name="T6">x</text:span><text:span text:style-name="T7">2</text:span><text:span text:style-name="T8"> </text:span><text:span text:style-name="T3">= … = </text:span><text:span text:style-name="T6">x</text:span><text:span text:style-name="T9">n</text:span><text:span text:style-name="T7"> </text:span><text:span text:style-name="T3">= 0, which is called the </text:span><text:span text:style-name="T10">trivial solution</text:span><text:span text:style-name="T3">. Any solution where one variables has a nonzero value is called a </text:span><text:span text:style-name="T10">nontrivial</text:span><text:span text:style-name="T3"> solution.</text:span></text:p>
          </table:table-cell>
          <table:table-cell table:style-name="Table3.C3" office:value-type="string">
            <text:p text:style-name="P21"/>
          </table:table-cell>
        </table:table-row>
        <table:table-row table:style-name="Table3.1">
          <table:table-cell table:style-name="Table3.A2" office:value-type="string">
            <text:p text:style-name="P7" loext:marker-style-name="T4"><text:span text:style-name="T4">Definition 1.5 </text:span><text:span text:style-name="T14">Basic Solutions </text:span></text:p>
          </table:table-cell>
          <table:table-cell table:style-name="Table3.A2" office:value-type="string">
            <text:p text:style-name="P19" loext:marker-style-name="T3"><text:span text:style-name="T3">The gaussian algorithm systematically produces solutions to any homogeneous linear system, called basic solutions, one for every parameter. </text:span><text:span text:style-name="T3"/></text:p>
            <text:p text:style-name="P19" loext:marker-style-name="T3"><text:span text:style-name="T3">E.g., where solutions to a system of equations can be expressed as </text:span><text:span text:style-name="T6">s</text:span><text:span text:style-name="T16">x</text:span><text:span text:style-name="T3"> + </text:span><text:span text:style-name="T6">t</text:span><text:span text:style-name="T16">y</text:span><text:span text:style-name="T3">, then we say </text:span><text:span text:style-name="T6">s</text:span><text:span text:style-name="T3"> and </text:span><text:span text:style-name="T6">t</text:span><text:span text:style-name="T3"> are parameters and </text:span><text:span text:style-name="T16">x</text:span><text:span text:style-name="T3"> and </text:span><text:span text:style-name="T16">y</text:span><text:span text:style-name="T3"> are </text:span><text:span text:style-name="T10">basic solutions</text:span><text:span text:style-name="T3">. </text:span></text:p>
          </table:table-cell>
          <table:table-cell table:style-name="Table3.A2" office:value-type="string">
            <text:p text:style-name="P21"/>
          </table:table-cell>
        </table:table-row>
        <table:table-row table:style-name="Table3.1">
          <table:table-cell table:style-name="Table3.A5" office:value-type="string">
            <text:p text:style-name="P7" loext:marker-style-name="T4"><text:span text:style-name="T4">Theorem 1.3.2 </text:span><text:span text:style-name="T14">Rank and homogeneous systems</text:span></text:p>
          </table:table-cell>
          <table:table-cell table:style-name="Table3.B5" office:value-type="string">
            <text:p text:style-name="P23" loext:marker-style-name="T3"><text:span text:style-name="T3">Let A be an </text:span><text:span text:style-name="T6">m×n</text:span><text:span text:style-name="T3"> matrix of rank </text:span><text:span text:style-name="T6">r</text:span><text:span text:style-name="T3">, and consider the homogeneous system in </text:span><text:span text:style-name="T6">n</text:span><text:span text:style-name="T3"> variables with A as coefficient matrix. Then:</text:span></text:p>
            <text:p text:style-name="P24" loext:marker-style-name="T3"><text:span text:style-name="T3">1. The system has exactly </text:span><text:span text:style-name="T6">n−r</text:span><text:span text:style-name="T3"> basic solutions, one for each parameter.</text:span></text:p>
            <text:p text:style-name="P25" loext:marker-style-name="T3"><text:span text:style-name="T3">2. Every solution is a linear combination of these basic solutions.</text:span><text:span text:style-name="T3"/></text:p>
          </table:table-cell>
          <table:table-cell table:style-name="Table3.C5" office:value-type="string">
            <text:p text:style-name="P21"/>
          </table:table-cell>
        </table:table-row>
      </table:table>
      <text:h text:style-name="Heading_20_1" text:outline-level="1">Summarising your understanding:</text:h>
      <text:list text:style-name="WWNum4">
        <text:list-item>
          <text:p text:style-name="P26">Add notes to the definitions and theorems tables that reflect your understanding of the definition/theorem, how it relates to the learning objectives and things to keep in mind when applying – these notes can be somewhat informal but should be understandable to your OnTrack tutor.<text:bookmark-end text:name="summarising-the-content"/><text:bookmark-start text:name="reflecting-on-the-content"/></text:p>
        </text:list-item>
      </text:list>
      <text:p text:style-name="P27"/>
      <text:p text:style-name="Compact" loext:marker-style-name="T1">Write a mathematical summary for the module that includes the questions/tasks in the dot points below. <text:s/>You should provide reference to the relevant definitions, theorems and terms in the tables above to help demonstrate your understanding of how the concepts are linked and applied. <text:s/>These should be referred to by name and textbook label (if there is one), e.g., <text:span text:style-name="T1">Theorem 1.3.2</text:span> or <text:span text:style-name="T1">Definition 1.4.</text:span></text:p>
      <text:p text:style-name="Compact"/>
      <text:list text:continue-numbering="true" text:style-name="WWNum4">
        <text:list-item>
          <text:p text:style-name="P26">Provide examples of performing each of the three elementary row operations and then summarise the different strategies you have learnt for performing Gaussian elimination – when are the different strategies useful? <text:s/></text:p>
        </text:list-item>
      </text:list>
      <text:p text:style-name="P27"/>
      <text:list text:continue-numbering="true" text:style-name="WWNum4">
        <text:list-item>
          <text:p text:style-name="P26">What is the advantage of Gaussian elimination over a substitution type of approach when you have systems with a large number of variables?</text:p>
        </text:list-item>
      </text:list>
      <text:p text:style-name="List_20_Paragraph"/>
      <text:list xml:id="list110247738204555" text:continue-numbering="true" text:style-name="WWNum4">
        <text:list-item>
          <text:p text:style-name="P26">Comment on the relationship between Theorem 1.2.2 and Theorem 1.3.2 (you can consider differences, when each applies etc)</text:p>
        </text:list-item>
        <text:list-item>
          <text:p text:style-name="P26"/>
        </text:list-item>
      </text:list>
      <text:h text:style-name="P28" text:outline-level="1">Reflecting on the content:<text:bookmark-end text:name="reflecting-on-the-content"/></text:h>
      <text:list text:continue-list="list110247738204555" text:style-name="WWNum5">
        <text:list-item>
          <text:p text:style-name="P29">Reflect on what you found interesting/difficult in this module, how it relates to previous content covered in this and other units, and which parts helped you to meet each of the learning objectives. <text:s/>This should be written from your personal perspective and not just read as a general summary of the topic.</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2pt" fo:language="en" fo:country="AU" style:letter-kerning="false" style:font-name-asian="Cambria1" style:font-size-asian="12pt" style:language-asian="en" style:country-asian="AU"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mbria" fo:font-size="12pt" fo:language="en" fo:country="AU" style:letter-kerning="false" style:font-name-asian="Cambria1" style:font-size-asian="12pt" style:language-asian="en" style:country-asian="AU"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318cm" fo:margin-bottom="0.318cm" style:contextual-spacing="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loext:linked-style-name="Caption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Text_20_body" style:default-outline-level="1" style:list-style-name="" style:class="chapter">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style:text-properties>
    </style:style>
    <style:style style:name="Heading_20_2" style:display-name="Heading 2" style:family="paragraph" style:parent-style-name="Standard" style:next-style-name="Text_20_body"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style:text-properties>
    </style:style>
    <style:style style:name="Heading_20_3" style:display-name="Heading 3" style:family="paragraph" style:parent-style-name="Standard" style:next-style-name="Text_20_body"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Text_20_body"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loext:char-complex-color loext:theme-type="accent1" loext:color-type="theme"/>
      </style:text-properties>
    </style:style>
    <style:style style:name="Heading_20_5" style:display-name="Heading 5" style:family="paragraph" style:parent-style-name="Standard" style:next-style-name="Text_20_body" style:default-outline-level="5"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loext:char-complex-color loext:theme-type="accent1" loext:color-type="theme"/>
      </style:text-properties>
    </style:style>
    <style:style style:name="Heading_20_6" style:display-name="Heading 6" style:family="paragraph" style:parent-style-name="Standard" style:next-style-name="Text_20_body" style:default-outline-level="6"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loext:char-complex-color loext:theme-type="accent1" loext:color-type="theme"/>
      </style:text-properties>
    </style:style>
    <style:style style:name="Heading_20_7" style:display-name="Heading 7" style:family="paragraph" style:parent-style-name="Standard" style:next-style-name="Text_20_body" style:default-outline-level="7"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loext:char-complex-color loext:theme-type="accent1" loext:color-type="theme"/>
      </style:text-properties>
    </style:style>
    <style:style style:name="Heading_20_8" style:display-name="Heading 8" style:family="paragraph" style:parent-style-name="Standard" style:next-style-name="Text_20_body"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loext:char-complex-color loext:theme-type="accent1" loext:color-type="theme"/>
      </style:text-properties>
    </style:style>
    <style:style style:name="Heading_20_9" style:display-name="Heading 9" style:family="paragraph" style:parent-style-name="Standard" style:next-style-name="Text_20_body" style:default-outline-level="9"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loext:char-complex-color loext:theme-type="accent1" loext:color-type="theme"/>
      </style:text-propertie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Subtitle" style:family="paragraph" style:parent-style-name="Title" style:next-style-name="Text_20_body" style:class="chapter">
      <style:paragraph-properties fo:margin-top="0.423cm" fo:margin-bottom="0.423cm" style:contextual-spacing="false"/>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847cm" fo:margin-right="0.847cm" fo:margin-top="0.176cm" fo:margin-bottom="0.176cm" style:contextual-spacing="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fo:font-weight="normal" style:font-weight-asian="normal"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List_20_Paragraph" style:display-name="List Paragraph" style:family="paragraph" style:parent-style-name="Standard">
      <style:paragraph-properties fo:margin-left="1.27cm" fo:margin-top="0cm" fo:margin-bottom="0.353cm"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Caption_20_Char" style:display-name="Caption Char" style:family="text" style:parent-style-name="Default_20_Paragraph_20_Font" loext:linked-style-name="Caption"/>
    <style:style style:name="Verbatim_20_Char" style:display-name="Verbatim Char" style:family="text" style:parent-style-name="Caption_20_Char" loext:linked-style-name="Source_20_Code">
      <style:text-properties style:font-name="Consolas" fo:font-family="Consolas" style:font-family-generic="roman" style:font-pitch="variable" fo:font-size="11pt" style:font-size-asian="11pt"/>
    </style:style>
    <style:style style:name="Footnote_20_Symbol" style:display-name="Footnote Symbol" style:family="text" style:parent-style-name="Caption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Formula" style:family="graphic">
      <style:graphic-properties text:anchor-type="as-char" svg:y="0cm" fo:margin-left="0cm" fo:margin-right="0cm" style:vertical-pos="middle" style:vertical-rel="text"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Lesson Review: Module Summary</dc:title>
    <meta:initial-creator>Simon James</meta:initial-creator>
    <dc:creator>Simon James</dc:creator>
    <meta:editing-cycles>66</meta:editing-cycles>
    <meta:creation-date>2025-05-26T06:16:00</meta:creation-date>
    <dc:date>2025-06-27T08:05:00</dc:date>
    <dc:language>en-AU</dc:language>
    <meta:editing-duration>PT21H5M</meta:editing-duration>
    <meta:generator>LibreOffice/25.2.4.3$Windows_X86_64 LibreOffice_project/33e196637044ead23f5c3226cde09b47731f7e27</meta:generator>
    <meta:document-statistic meta:table-count="3" meta:image-count="0" meta:object-count="3" meta:page-count="5" meta:paragraph-count="91" meta:word-count="1274" meta:character-count="7269" meta:non-whitespace-character-count="6068"/>
    <meta:user-defined meta:name="AppVersion">16.0000</meta:user-defined>
    <meta:user-defined meta:name="center">False</meta:user-defined>
    <meta:user-defined meta:name="colorlinks">True</meta:user-defined>
    <meta:user-defined meta:name="controls">False</meta:user-defined>
    <meta:user-defined meta:name="css" meta:value-type="string"/>
    <meta:user-defined meta:name="fontsize" meta:value-type="string">12pt</meta:user-defined>
    <meta:user-defined meta:name="hash" meta:value-type="string">True</meta:user-defined>
    <meta:user-defined meta:name="header-includes" meta:value-type="string"/>
    <meta:user-defined meta:name="height" meta:value-type="string">900</meta:user-defined>
    <meta:user-defined meta:name="history" meta:value-type="string">True</meta:user-defined>
    <meta:user-defined meta:name="mainfont" meta:value-type="string">Source Serif Pro</meta:user-defined>
    <meta:user-defined meta:name="monofont" meta:value-type="string">Source Code Pro</meta:user-defined>
    <meta:user-defined meta:name="numbersections" meta:value-type="string">True</meta:user-defined>
    <meta:user-defined meta:name="papersize" meta:value-type="string">a4</meta:user-defined>
    <meta:user-defined meta:name="progress" meta:value-type="string">True</meta:user-defined>
    <meta:user-defined meta:name="revealjs-url" meta:value-type="string">../../reveal.js</meta:user-defined>
    <meta:user-defined meta:name="sansfont" meta:value-type="string">Source Sans Pro</meta:user-defined>
    <meta:user-defined meta:name="stem" meta:value-type="string">/content/enforced/1031705-SIT192_TRI-1_2021</meta:user-defined>
    <meta:user-defined meta:name="transition" meta:value-type="string">slide</meta:user-defined>
    <meta:user-defined meta:name="unit_id" meta:value-type="string">1031705</meta:user-defined>
    <meta:user-defined meta:name="viewport" meta:value-type="string">width=device-width, initial-scale=1, maximum-scale=1</meta:user-defined>
    <meta:user-defined meta:name="width" meta:value-type="string">1200</meta:user-defined>
    <meta:template xlink:type="simple" xlink:actuate="onRequest" xlink:title="Normal.dotm" xlink:href=""/>
  </office:meta>
</office:document-meta>
</file>

<file path=Object 1/content.xml><?xml version="1.0" encoding="utf-8"?>
<math xmlns="http://www.w3.org/1998/Math/MathML" display="block">
  <semantics>
    <mrow>
      <mn>3</mn>
      <mrow>
        <msub>
          <mi>x</mi>
          <mn>1</mn>
        </msub>
        <mo stretchy="false">+</mo>
        <mn>2</mn>
      </mrow>
      <mrow>
        <mrow>
          <msub>
            <mi>x</mi>
            <mn>2</mn>
          </msub>
          <mo stretchy="false">−</mo>
          <msub>
            <mi>x</mi>
            <mn>3</mn>
          </msub>
        </mrow>
        <mo stretchy="false">=</mo>
        <mn>3</mn>
      </mrow>
    </mrow>
    <annotation encoding="StarMath 5.0">3 {x} rsub {1} +2 {x} rsub {2} - {x} rsub {3} =3</annotation>
  </semantics>
</math>
</file>

<file path=Object 2/content.xml><?xml version="1.0" encoding="utf-8"?>
<math xmlns="http://www.w3.org/1998/Math/MathML" display="block">
  <semantics>
    <mrow>
      <mrow>
        <mrow>
          <mo stretchy="false">−</mo>
          <msub>
            <mi>x</mi>
            <mn>1</mn>
          </msub>
        </mrow>
        <mo stretchy="false">+</mo>
        <mn>4</mn>
      </mrow>
      <mrow>
        <msub>
          <mi>x</mi>
          <mn>3</mn>
        </msub>
        <mo stretchy="false">=</mo>
        <mrow>
          <mo stretchy="false">−</mo>
          <mn>6</mn>
        </mrow>
      </mrow>
    </mrow>
    <annotation encoding="StarMath 5.0">- {x} rsub {1} +4 {x} rsub {3} =-6</annotation>
  </semantics>
</math>
</file>

<file path=Object 3/content.xml><?xml version="1.0" encoding="utf-8"?>
<math xmlns="http://www.w3.org/1998/Math/MathML" display="block">
  <semantics>
    <mrow>
      <mo fence="true" form="prefix" stretchy="true">[</mo>
      <mrow>
        <mrow>
          <mtable>
            <mtr>
              <mtd>
                <mn>3</mn>
              </mtd>
              <mtd>
                <mn>2</mn>
              </mtd>
              <mtd>
                <mrow>
                  <mo stretchy="false">−</mo>
                  <mn>1</mn>
                </mrow>
              </mtd>
            </mtr>
            <mtr>
              <mtd>
                <mrow>
                  <mo stretchy="false">−</mo>
                  <mn>1</mn>
                </mrow>
              </mtd>
              <mtd>
                <mn>0</mn>
              </mtd>
              <mtd>
                <mn>4</mn>
              </mtd>
            </mtr>
          </mtable>
          <mrow>
            <mo fence="true" form="prefix" stretchy="true">|</mo>
            <mrow>
              <mrow>
                <mrow>
                  <mtable>
                    <mtr>
                      <mtd>
                        <mn>3</mn>
                      </mtd>
                    </mtr>
                    <mtr>
                      <mtd>
                        <mrow>
                          <mo stretchy="false">−</mo>
                          <mn>6</mn>
                        </mrow>
                      </mtd>
                    </mtr>
                  </mtable>
                </mrow>
                <mo fence="true" form="postfix" stretchy="true">]</mo>
              </mrow>
            </mrow>
          </mrow>
        </mrow>
      </mrow>
    </mrow>
    <annotation encoding="StarMath 5.0">left [matrix {3 # 2 # - 1 ## - 1 # 0 # 4} left lline left none matrix {3 ## - 6} right ] right none right none</annotation>
  </semantics>
</math>
</file>